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text-properties fo:font-style="italic" style:font-style-asian="italic" style:font-style-complex="italic"/>
    </style:style>
    <style:style style:name="P3" style:family="paragraph" style:parent-style-name="normal">
      <style:text-properties fo:font-style="italic" officeooo:rsid="0633bbcc" officeooo:paragraph-rsid="0633bbcc" style:font-style-asian="italic" style:font-style-complex="italic"/>
    </style:style>
    <style:style style:name="P4" style:family="paragraph" style:parent-style-name="normal">
      <style:text-properties fo:font-style="italic" officeooo:paragraph-rsid="06363b4a" style:font-style-asian="italic" style:font-style-complex="italic"/>
    </style:style>
    <style:style style:name="P5" style:family="paragraph" style:parent-style-name="normal">
      <style:text-properties fo:font-style="italic" officeooo:rsid="06363b4a" officeooo:paragraph-rsid="06363b4a" style:font-style-asian="italic" style:font-style-complex="italic"/>
    </style:style>
    <style:style style:name="P6" style:family="paragraph" style:parent-style-name="normal">
      <style:text-properties fo:font-style="italic" officeooo:rsid="06363b4a" officeooo:paragraph-rsid="06367038" style:font-style-asian="italic" style:font-style-complex="italic"/>
    </style:style>
    <style:style style:name="P7" style:family="paragraph" style:parent-style-name="normal">
      <style:text-properties fo:font-style="italic" fo:font-weight="bold" officeooo:rsid="06367038" officeooo:paragraph-rsid="06367038" style:font-style-asian="italic" style:font-weight-asian="bold" style:font-style-complex="italic" style:font-weight-complex="bold"/>
    </style:style>
    <style:style style:name="P8" style:family="paragraph" style:parent-style-name="normal">
      <style:text-properties fo:font-weight="normal" style:font-weight-asian="normal" style:font-weight-complex="normal"/>
    </style:style>
    <style:style style:name="P9" style:family="paragraph" style:parent-style-name="normal">
      <style:text-properties fo:font-weight="normal" officeooo:paragraph-rsid="06363b4a" style:font-weight-asian="normal" style:font-weight-complex="normal"/>
    </style:style>
    <style:style style:name="P10" style:family="paragraph" style:parent-style-name="normal">
      <style:text-properties fo:font-style="normal" officeooo:rsid="06363b4a" officeooo:paragraph-rsid="06363b4a" style:font-style-asian="normal" style:font-style-complex="normal"/>
    </style:style>
    <style:style style:name="P11" style:family="paragraph" style:parent-style-name="normal">
      <style:text-properties fo:font-style="normal" officeooo:rsid="06363b4a" officeooo:paragraph-rsid="06367038" style:font-style-asian="normal" style:font-style-complex="normal"/>
    </style:style>
    <style:style style:name="P12" style:family="paragraph" style:parent-style-name="normal">
      <style:text-properties fo:font-style="normal" officeooo:rsid="06356ca5" officeooo:paragraph-rsid="06356ca5" style:font-style-asian="normal" style:font-style-complex="normal"/>
    </style:style>
    <style:style style:name="P13" style:family="paragraph" style:parent-style-name="normal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normal">
      <style:text-properties officeooo:rsid="0633bbcc" officeooo:paragraph-rsid="0633bbcc"/>
    </style:style>
    <style:style style:name="P15" style:family="paragraph" style:parent-style-name="normal">
      <style:text-properties officeooo:rsid="0633bbcc" officeooo:paragraph-rsid="06356ca5"/>
    </style:style>
    <style:style style:name="P16" style:family="paragraph" style:parent-style-name="normal">
      <style:text-properties officeooo:rsid="0633bbcc" officeooo:paragraph-rsid="06363b4a"/>
    </style:style>
    <style:style style:name="P17" style:family="paragraph" style:parent-style-name="normal">
      <style:text-properties officeooo:paragraph-rsid="06356ca5"/>
    </style:style>
    <style:style style:name="P18" style:family="paragraph" style:parent-style-name="normal">
      <style:text-properties officeooo:rsid="06356ca5" officeooo:paragraph-rsid="06356ca5"/>
    </style:style>
    <style:style style:name="P19" style:family="paragraph" style:parent-style-name="normal">
      <style:text-properties officeooo:paragraph-rsid="06363b4a"/>
    </style:style>
    <style:style style:name="P20" style:family="paragraph" style:parent-style-name="normal">
      <style:text-properties officeooo:rsid="06363b4a" officeooo:paragraph-rsid="06363b4a"/>
    </style:style>
    <style:style style:name="P21" style:family="paragraph" style:parent-style-name="normal">
      <style:text-properties officeooo:paragraph-rsid="06367038"/>
    </style:style>
    <style:style style:name="P22" style:family="paragraph" style:parent-style-name="normal">
      <style:text-properties officeooo:rsid="06367038" officeooo:paragraph-rsid="06367038"/>
    </style:style>
    <style:style style:name="P23" style:family="paragraph" style:parent-style-name="normal">
      <style:text-properties fo:font-weight="bold" officeooo:rsid="06356ca5" officeooo:paragraph-rsid="06356ca5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size="14pt" fo:language="es" fo:country="AR" style:font-size-asian="14pt" style:font-size-complex="14pt"/>
    </style:style>
    <style:style style:name="P25" style:family="paragraph" style:parent-style-name="Header">
      <style:text-properties fo:language="es" fo:country="AR" fo:font-style="italic" fo:font-weight="normal" officeooo:rsid="01e224b9" style:font-style-asian="italic" style:font-weight-asian="normal" style:font-style-complex="italic" style:font-weight-complex="normal"/>
    </style:style>
    <style:style style:name="P26" style:family="paragraph" style:parent-style-name="Footer">
      <style:text-properties fo:language="es" fo:country="AR"/>
    </style:style>
    <style:style style:name="P27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P2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Normal_20_negrita">
      <style:text-properties officeooo:paragraph-rsid="06356ca5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Heading">
      <style:paragraph-properties fo:text-align="center" style:justify-single-word="false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text-align="center" style:justify-single-word="false"/>
      <style:text-properties officeooo:paragraph-rsid="06356ca5"/>
    </style:style>
    <style:style style:name="P3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" fo:font-size="14pt" fo:language="es" fo:country="AR" style:font-size-asian="14pt" style:font-size-complex="14pt"/>
    </style:style>
    <style:style style:name="P37" style:family="paragraph" style:parent-style-name="Heading" style:list-style-name="WW8Num1">
      <style:paragraph-properties fo:text-align="center" style:justify-single-word="false"/>
    </style:style>
    <style:style style:name="P38" style:family="paragraph" style:parent-style-name="normal">
      <style:text-properties officeooo:rsid="0633bbcc" officeooo:paragraph-rsid="063c5c25"/>
    </style:style>
    <style:style style:name="P39" style:family="paragraph">
      <style:paragraph-properties fo:text-align="center"/>
    </style:style>
    <style:style style:name="T1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6356ca5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6363b4a" style:font-style-asian="italic" style:font-style-complex="italic"/>
    </style:style>
    <style:style style:name="T7" style:family="text">
      <style:text-properties fo:font-style="italic" officeooo:rsid="01f0ff14" style:font-style-asian="italic" style:font-style-complex="italic"/>
    </style:style>
    <style:style style:name="T8" style:family="text">
      <style:text-properties fo:font-style="italic" officeooo:rsid="06356ca5" style:font-style-asian="italic" style:font-style-complex="italic"/>
    </style:style>
    <style:style style:name="T9" style:family="text">
      <style:text-properties fo:font-style="italic" officeooo:rsid="01ef8a64" style:font-style-asian="italic" style:font-style-complex="italic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6367038" style:font-weight-asian="bold" style:font-weight-complex="bold"/>
    </style:style>
    <style:style style:name="T13" style:family="text">
      <style:text-properties style:font-name="Arial" fo:font-size="11pt" officeooo:rsid="01f3af33" fo:background-color="transparent" loext:char-shading-value="0" style:font-size-asian="11pt" style:font-name-complex="Arial" style:font-size-complex="11pt"/>
    </style:style>
    <style:style style:name="T14" style:family="text">
      <style:text-properties style:font-name="Arial" fo:font-size="11pt" officeooo:rsid="01fa4296" fo:background-color="transparent" loext:char-shading-value="0" style:font-size-asian="11pt" style:font-name-complex="Arial" style:font-size-complex="11pt"/>
    </style:style>
    <style:style style:name="T15" style:family="text">
      <style:text-properties fo:font-size="11pt" fo:font-style="italic" fo:background-color="transparent" loext:char-shading-value="0" style:font-size-asian="11pt" style:font-style-asian="italic" style:font-name-complex="Arial" style:font-size-complex="11pt" style:font-style-complex="italic"/>
    </style:style>
    <style:style style:name="T16" style:family="text">
      <style:text-properties fo:font-size="11pt" fo:font-style="italic" officeooo:rsid="06363b4a" fo:background-color="transparent" loext:char-shading-value="0" style:font-size-asian="11pt" style:font-style-asian="italic" style:font-name-complex="Arial" style:font-size-complex="11pt" style:font-style-complex="italic"/>
    </style:style>
    <style:style style:name="T17" style:family="text">
      <style:text-properties fo:font-size="11pt" fo:font-style="italic" officeooo:rsid="01f0ff14" fo:background-color="transparent" loext:char-shading-value="0" style:font-size-asian="11pt" style:font-style-asian="italic" style:font-name-complex="Arial" style:font-size-complex="11pt" style:font-style-complex="italic"/>
    </style:style>
    <style:style style:name="T18" style:family="text">
      <style:text-properties fo:font-size="11pt" fo:background-color="transparent" loext:char-shading-value="0" style:font-size-asian="11pt" style:font-name-complex="Arial" style:font-size-complex="11pt"/>
    </style:style>
    <style:style style:name="T19" style:family="text">
      <style:text-properties fo:font-size="11pt" officeooo:rsid="003b0a58" fo:background-color="transparent" loext:char-shading-value="0" style:font-size-asian="11pt" style:font-name-complex="Arial" style:font-size-complex="11pt"/>
    </style:style>
    <style:style style:name="T20" style:family="text">
      <style:text-properties fo:font-size="11pt" officeooo:rsid="01f0ff14" fo:background-color="transparent" loext:char-shading-value="0" style:font-size-asian="11pt" style:font-name-complex="Arial" style:font-size-complex="11pt"/>
    </style:style>
    <style:style style:name="T21" style:family="text">
      <style:text-properties fo:font-size="11pt" officeooo:rsid="06367038" fo:background-color="transparent" loext:char-shading-value="0" style:font-size-asian="11pt" style:font-name-complex="Arial" style:font-size-complex="11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6367038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6356ca5" style:font-style-asian="normal" style:font-weight-asian="normal" style:font-style-complex="normal" style:font-weight-complex="normal"/>
    </style:style>
    <style:style style:name="T27" style:family="text">
      <style:text-properties officeooo:rsid="05a107d4"/>
    </style:style>
    <style:style style:name="T28" style:family="text">
      <style:text-properties officeooo:rsid="01f0ff14"/>
    </style:style>
    <style:style style:name="T29" style:family="text">
      <style:text-properties officeooo:rsid="01f2f1e6"/>
    </style:style>
    <style:style style:name="T30" style:family="text">
      <style:text-properties officeooo:rsid="01ef8a64"/>
    </style:style>
    <style:style style:name="T31" style:family="text">
      <style:text-properties officeooo:rsid="020202e7"/>
    </style:style>
    <style:style style:name="T32" style:family="text">
      <style:text-properties officeooo:rsid="01fa4296"/>
    </style:style>
    <style:style style:name="T33" style:family="text">
      <style:text-properties officeooo:rsid="01fc06e6"/>
    </style:style>
    <style:style style:name="T34" style:family="text">
      <style:text-properties officeooo:rsid="003b0a58"/>
    </style:style>
    <style:style style:name="T35" style:family="text">
      <style:text-properties officeooo:rsid="0633bbcc"/>
    </style:style>
    <style:style style:name="T36" style:family="text">
      <style:text-properties officeooo:rsid="06356ca5"/>
    </style:style>
    <style:style style:name="T37" style:family="text">
      <style:text-properties officeooo:rsid="06363b4a"/>
    </style:style>
    <style:style style:name="T38" style:family="text">
      <style:text-properties officeooo:rsid="06367038"/>
    </style:style>
    <style:style style:name="T39" style:family="text">
      <style:text-properties officeooo:rsid="0638adaf"/>
    </style:style>
    <style:style style:name="T40" style:family="text">
      <style:text-properties officeooo:rsid="06393866"/>
    </style:style>
    <style:style style:name="T41" style:family="text">
      <style:text-properties officeooo:rsid="063b130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3569383207027192898" text:style-name="WW8Num1">
        <text:list-item>
          <text:p text:style-name="P37"><text:bookmark-start text:name="__RefHeading__19239_910506161"/>Instructivo de instalación.<text:bookmark-end text:name="__RefHeading__19239_910506161"/></text:p>
        </text:list-item>
      </text:list>
      <text:p text:style-name="P34"/>
      <text:p text:style-name="P32"><text:bookmark-start text:name="__RefHeading__19241_910506161"/>VOX<text:bookmark-end text:name="__RefHeading__19241_910506161"/></text:p>
      <text:p text:style-name="P33"/>
      <text:p text:style-name="Text_20_body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31">Índice</text:p>
          </text:index-title>
          <text:p text:style-name="P35"><text:a xlink:type="simple" xlink:href="#__RefHeading__19243_910506161" text:style-name="Index_20_Link" text:visited-style-name="Index_20_Link">1. Cómo instalar el entorno de la aplicación.<text:tab/>2</text:a></text:p>
          <text:p text:style-name="P28"><text:a xlink:type="simple" xlink:href="#__RefHeading__19245_910506161" text:style-name="Index_20_Link" text:visited-style-name="Index_20_Link">1.1 En entorno Linux.<text:tab/>2</text:a></text:p>
          <text:p text:style-name="P29"><text:a xlink:type="simple" xlink:href="#__RefHeading__19255_910506161" text:style-name="Index_20_Link" text:visited-style-name="Index_20_Link">1.1 Instalación entorno Ruby.<text:tab/>2</text:a></text:p>
          <text:p text:style-name="P29"><text:a xlink:type="simple" xlink:href="#__RefHeading__19257_910506161" text:style-name="Index_20_Link" text:visited-style-name="Index_20_Link">1.2. Instalar Rails en RVM.<text:tab/>3</text:a></text:p>
          <text:p text:style-name="P29"><text:a xlink:type="simple" xlink:href="#__RefHeading__19259_910506161" text:style-name="Index_20_Link" text:visited-style-name="Index_20_Link">1.1.6 Crear mi Gemset.<text:tab/>4</text:a></text:p>
          <text:p text:style-name="P28"><text:a xlink:type="simple" xlink:href="#__RefHeading__19247_910506161" text:style-name="Index_20_Link" text:visited-style-name="Index_20_Link">1.2 En entorno Windows.<text:tab/>4</text:a></text:p>
          <text:p text:style-name="P28"><text:a xlink:type="simple" xlink:href="#__RefHeading__19249_910506161" text:style-name="Index_20_Link" text:visited-style-name="Index_20_Link">2. Instalar de la aplicación.<text:tab/>4</text:a></text:p>
          <text:p text:style-name="P29"><text:a xlink:type="simple" xlink:href="#__RefHeading__28102_910506161" text:style-name="Index_20_Link" text:visited-style-name="Index_20_Link">2.1 Clonar repositorio de GitHub<text:tab/>4</text:a></text:p>
          <text:p text:style-name="P29"><text:a xlink:type="simple" xlink:href="#__RefHeading__28104_910506161" text:style-name="Index_20_Link" text:visited-style-name="Index_20_Link">2.2 Instalar las gemas en el servidor.<text:tab/>5</text:a></text:p>
          <text:p text:style-name="P29"><text:a xlink:type="simple" xlink:href="#__RefHeading__28106_910506161" text:style-name="Index_20_Link" text:visited-style-name="Index_20_Link">2.3 Configurar la base de datos.<text:tab/>5</text:a></text:p>
          <text:p text:style-name="P29"><text:a xlink:type="simple" xlink:href="#__RefHeading__28108_910506161" text:style-name="Index_20_Link" text:visited-style-name="Index_20_Link">2.4 Opcional: Vincular con GitHub.<text:tab/>6</text:a></text:p>
          <text:p text:style-name="P28"><text:a xlink:type="simple" xlink:href="#__RefHeading__19251_910506161" text:style-name="Index_20_Link" text:visited-style-name="Index_20_Link">3. Ejecutar la aplicación.<text:tab/>6</text:a></text:p>
          <text:p text:style-name="P29"><text:a xlink:type="simple" xlink:href="#__RefHeading__28089_910506161" text:style-name="Index_20_Link" text:visited-style-name="Index_20_Link">3.1 Datos de prueba.<text:tab/>6</text:a></text:p>
          <text:p text:style-name="P28"><text:a xlink:type="simple" xlink:href="#__RefHeading__19253_910506161" text:style-name="Index_20_Link" text:visited-style-name="Index_20_Link">4. Ejecutar pruebas.<text:tab/>7</text:a></text:p>
        </text:index-body>
      </text:table-of-content>
      <text:list xml:id="list135702798282840" text:continue-numbering="true" text:style-name="WW8Num1">
        <text:list-item>
          <text:h text:style-name="Heading_20_1" text:outline-level="1"><text:bookmark-start text:name="__RefHeading__19243_910506161"/><text:span text:style-name="T30">1. Cómo</text:span> instalar el entorno de la aplicación.<text:bookmark-end text:name="__RefHeading__19243_910506161"/></text:h>
        </text:list-item>
      </text:list>
      <text:p text:style-name="normal">Para instalar el entorno de desarrollo de la aplicación y poder probarla localmente usted deberá seguir los pasos que de describen <text:span text:style-name="T31">a continuación</text:span> en este instructivo. </text:p>
      <text:p text:style-name="P23">Comandos:</text:p>
      <text:p text:style-name="P17"><text:span text:style-name="T31">Deberá ingresar los comandos mencionados a continuación en una consola o terminal del sistema operativo. </text:span>La línea de comando se representa con un signo $ <text:span text:style-name="T38">o con &gt;</text:span>, luego de <text:span text:style-name="T40">tipear</text:span> cada comando deberá presionar la tecla “Enter”.</text:p>
      <text:p text:style-name="P20">Donde figure “<text:span text:style-name="T5">~/vox $” significa que previamente debe ubicarse en la carpeta </text:span><text:span text:style-name="T23">/vox</text:span><text:span text:style-name="T5"> que contiene el código fuente de la aplicación.</text:span></text:p>
      <text:list xml:id="list135702875808729" text:continue-numbering="true" text:style-name="WW8Num1">
        <text:list-item>
          <text:h text:style-name="Heading_20_2" text:outline-level="2"><text:bookmark-start text:name="__RefHeading__19245_910506161"/>1.1 En entorno Linux.<text:bookmark-end text:name="__RefHeading__19245_910506161"/></text:h>
        </text:list-item>
      </text:list>
      <text:p text:style-name="normal"><text:span text:style-name="T30">Los p</text:span>asos <text:span text:style-name="T30">indicados a continuación</text:span> <text:span text:style-name="T30">se deben realizar en</text:span> el sistema operativo Linux Mint <text:span text:style-name="T30">o alguna distribución de GNU/Linux compatible con </text:span>Debian. <text:span text:style-name="T36">Desde una terminal.</text:span></text:p>
      <text:list xml:id="list135702393959100" text:continue-numbering="true" text:style-name="WW8Num1">
        <text:list-item>
          <text:h text:style-name="Heading_20_3" text:outline-level="3"><text:bookmark-start text:name="__RefHeading__19255_910506161"/>1.1 Instalación entorno Ruby.<text:bookmark-end text:name="__RefHeading__19255_910506161"/></text:h>
        </text:list-item>
      </text:list>
      <text:p text:style-name="P2"><text:span text:style-name="T30">1.1.1</text:span> Instalar Curl.</text:p>
      <text:p text:style-name="normal"><text:tab/><text:span text:style-name="T9">$</text:span><text:span text:style-name="T30"> </text:span>sudo sudo apt-get install curl</text:p>
      <text:p text:style-name="normal"><text:s/><text:span text:style-name="T30">Esto servirá</text:span> para ejecutar un script que instala RVM, clonando desde su repositorio Git.</text:p>
      <text:p text:style-name="normal"/>
      <text:p text:style-name="P2"><text:soft-page-break/><text:span text:style-name="T30">1.1.2</text:span> Instalar RVM:</text:p>
      <text:p text:style-name="normal"><text:span text:style-name="T37">Previamente se tiene que tener instaladas las dependencias: </text:span>Bash, Curl y Git</text:p>
      <text:p text:style-name="normal"><text:tab/><text:span text:style-name="T9">$</text:span> \curl -sSL https://get.rvm.io | bash -s stable<text:span text:style-name="T30">2.</text:span></text:p>
      <text:p text:style-name="normal"><text:span text:style-name="T30">Luego para p</text:span>robar que <text:span text:style-name="T30">se</text:span> instal<text:span text:style-name="T30">ó</text:span> bien RVM, <text:span text:style-name="T30">se pueden probar los siguientes comandos:</text:span></text:p>
      <text:p text:style-name="normal"><text:tab/><text:span text:style-name="T9">$</text:span> source .bash_profile</text:p>
      <text:p text:style-name="normal"><text:tab/><text:span text:style-name="T9">$</text:span> type rvm | head -1</text:p>
      <text:p text:style-name="normal"><text:tab/><text:span text:style-name="T30">El resultado será: </text:span></text:p>
      <text:p text:style-name="normal"><text:span text:style-name="T30"><text:tab/></text:span><text:span text:style-name="T9">$</text:span> <text:s/>rvm: es una función</text:p>
      <text:p text:style-name="P21"><text:span text:style-name="T30">P</text:span>ara ver más info<text:span text:style-name="T30">rmación</text:span> y <text:span text:style-name="T30">ver </text:span>que dependencias pueden faltar: </text:p>
      <text:p text:style-name="P21"><text:span text:style-name="T9"><text:tab/>$</text:span> rvm notes </text:p>
      <text:p text:style-name="normal"><text:span text:style-name="T30">Luego para </text:span>instala<text:span text:style-name="T30">r</text:span> las dependencias, <text:span text:style-name="T30">de RVM,</text:span> que puedan faltar, para <text:span text:style-name="T41">R</text:span>uby: </text:p>
      <text:p text:style-name="normal"><text:span text:style-name="T30"><text:tab/></text:span><text:span text:style-name="T9">$</text:span><text:span text:style-name="T30"> </text:span>rvm requeriments</text:p>
      <text:p text:style-name="P2"><text:span text:style-name="T30">1.1.3</text:span> Instalar dependencias de Ruby. </text:p>
      <text:p text:style-name="normal">Antes de avanzar con la instalación del int<text:span text:style-name="T32">é</text:span>rprete de Ruby, debemos instalar algunas dependencias en el sistema operativo.</text:p>
      <text:p text:style-name="normal"><text:span text:style-name="T30">Este paso puede variar d</text:span>ependiendo de la versión del int<text:span text:style-name="T32">é</text:span>rprete <text:span text:style-name="T30">de Ruby que se utilice</text:span>, en este caso u<text:span text:style-name="T30">tilizaremos</text:span> MRI.</text:p>
      <text:p text:style-name="normal"><text:tab/><text:span text:style-name="T9">$</text:span> sudo aptitude install build-essential bison openssl libreadline6 libreadline6-dev curl git-core zlib1g zlib1g-dev libssl-dev libyaml-dev libsqlite3-0 libsqlite3-dev sqlite3 libxml2-dev libxslt-dev autoconf libc6-dev ncurses-dev</text:p>
      <text:p text:style-name="P4"/>
      <text:p text:style-name="P4"><text:span text:style-name="T30">1.1.4</text:span> Instalar Ruby en RVM</text:p>
      <text:p text:style-name="P21"><text:span text:style-name="T30">P</text:span>ara ver que versiones de Ruby conoce RVM<text:span text:style-name="T30">:</text:span></text:p>
      <text:p text:style-name="P21"><text:tab/><text:span text:style-name="T9">$</text:span> rvm list known </text:p>
      <text:p text:style-name="normal"><text:span text:style-name="T30">P</text:span>ara utilizar la versión más reciente de la rama 2.1.XXX<text:span text:style-name="T30">: </text:span></text:p>
      <text:p text:style-name="normal"><text:span text:style-name="T30"><text:tab/></text:span><text:span text:style-name="T9">$</text:span> rvm install ruby-2.1-head </text:p>
      <text:p text:style-name="normal"><text:tab/><text:span text:style-name="T9">$</text:span> rvm use ruby-2.1-head</text:p>
      <text:p text:style-name="normal"><text:span text:style-name="T30">Para la aplicación del trabajo se utilizó la versión </text:span>1.9.3-p547 <text:span text:style-name="T28">de Ruby, por ello se debe ingresar el siguiente comando: </text:span></text:p>
      <text:p text:style-name="normal"><text:tab/><text:span text:style-name="T7">$</text:span> rvm install ruby-1.9.3-p547</text:p>
      <text:list xml:id="list135702243800208" text:continue-numbering="true" text:style-name="WW8Num1">
        <text:list-item>
          <text:h text:style-name="Heading_20_3" text:outline-level="3"><text:bookmark-start text:name="__RefHeading__19257_910506161"/><text:span text:style-name="T30">1.2.</text:span> Instalar Rails en RVM.<text:bookmark-end text:name="__RefHeading__19257_910506161"/></text:h>
        </text:list-item>
      </text:list>
      <text:p text:style-name="normal">Para instalar Ruby on Rails ingresar el siguiente comando:</text:p>
      <text:p text:style-name="normal"><text:tab/><text:span text:style-name="T7">$</text:span><text:span text:style-name="T28"> </text:span>gem install rails</text:p>
      <text:list xml:id="list135701931730409" text:continue-numbering="true" text:style-name="WW8Num1">
        <text:list-item>
          <text:h text:style-name="Heading_20_3" text:outline-level="3"><text:bookmark-start text:name="__RefHeading__19259_910506161"/><text:soft-page-break/><text:span text:style-name="T30">1.1.6 </text:span>Crear mi Gemset.<text:bookmark-end text:name="__RefHeading__19259_910506161"/></text:h>
        </text:list-item>
      </text:list>
      <text:p text:style-name="normal"><text:tab/><text:span text:style-name="T7">$</text:span><text:span text:style-name="T28"> </text:span>rvm gemset create 'vox_project'</text:p>
      <text:p text:style-name="normal"><text:tab/><text:span text:style-name="T7">$</text:span><text:span text:style-name="T28"> </text:span>rvm 2.1.1@vox_project</text:p>
      <text:p text:style-name="normal"><text:tab/><text:span text:style-name="T7">$</text:span><text:span text:style-name="T28"> </text:span>gem install rails -v 4.1.1</text:p>
      <text:p text:style-name="normal"><text:tab/><text:span text:style-name="T7">$</text:span><text:span text:style-name="T28"> </text:span>rvm 1.9.3@vox_project –create</text:p>
      <text:list xml:id="list135701874036973" text:continue-numbering="true" text:style-name="WW8Num1">
        <text:list-item>
          <text:h text:style-name="Heading_20_2" text:outline-level="2"><text:bookmark-start text:name="__RefHeading__19247_910506161"/>1.2 En entorno Windows.<text:bookmark-end text:name="__RefHeading__19247_910506161"/></text:h>
        </text:list-item>
      </text:list>
      <text:p text:style-name="normal">En Windows es un proceso más sencillo y transparente, existe un instalador que realiza la mayor<text:span text:style-name="T32">í</text:span>a de los pasos de forma automatizada llamado “RailsInstaller”.</text:p>
      <text:p text:style-name="P2">1.2.1 Descargue instalador RailsInstaller.</text:p>
      <text:p text:style-name="normal"><text:span text:style-name="T13">Dir</text:span><text:span text:style-name="T14">í</text:span><text:span text:style-name="T13">jase a la p</text:span><text:span text:style-name="T14">á</text:span><text:span text:style-name="T13">gina de “RailsInstaller” </text:span><text:a xlink:type="simple" xlink:href="http://rubyforge.org/projects/rubyinstaller"><text:span text:style-name="T13">http://rubyforge.org/projects/rubyinstaller</text:span></text:a><text:span text:style-name="T13"> y descargue la última versión dispo</text:span><text:span text:style-name="T14">n</text:span><text:span text:style-name="T13">ible.</text:span></text:p>
      <text:p text:style-name="P2">1.2.2 Ejecute instalador RailsInstaller.</text:p>
      <text:p text:style-name="normal">Ejecute el archivo de instalación descargado, siga las instrucciones que le brinda el wizard, seleccionando las opciones por defecto, esta operación tomará unos minutos y debe tener conexión a Internet.</text:p>
      <text:p text:style-name="P2">1.2.3. Instale Git.</text:p>
      <text:p text:style-name="normal">Instale un cliente Git compatible con Windows. </text:p>
      <text:p text:style-name="P8">1.2.3.1 descargue instalador <text:span text:style-name="T38">de G</text:span>it.</text:p>
      <text:p text:style-name="P9"><text:tab/><text:span text:style-name="T37">Se recomienda el cliente oficial </text:span><text:a xlink:type="simple" xlink:href="http://git-scm.com/download/win"><text:span text:style-name="T37">http://git-scm.com/download/win</text:span></text:a><text:span text:style-name="T37"> </text:span></text:p>
      <text:p text:style-name="P13">1.2.3.2 ejecute instal<text:span text:style-name="T33">a</text:span>dor <text:span text:style-name="T38">de G</text:span>it.</text:p>
      <text:p text:style-name="P13"><text:tab/><text:span text:style-name="T38">Siga las instrucciones brindadas por el software descargado.</text:span></text:p>
      <text:list xml:id="list135702496097597" text:continue-numbering="true" text:style-name="WW8Num1">
        <text:list-item>
          <text:h text:style-name="Heading_20_2" text:outline-level="2"><text:bookmark-start text:name="__RefHeading__19249_910506161"/><text:span text:style-name="T28">2.</text:span> Instalar <text:span text:style-name="T36">de la aplicación. </text:span><text:bookmark-end text:name="__RefHeading__19249_910506161"/></text:h>
        </text:list-item>
      </text:list>
      <text:p text:style-name="normal">Se puede copiar los archivos de la aplicación <text:span text:style-name="T33">(copie de la carpeta código la sub-carpeta vox)</text:span>, <text:span text:style-name="T33">u</text:span> obtener una versión de estos desde el repositorio en GitHub.</text:p>
      <text:list xml:id="list135701506751497" text:continue-numbering="true" text:style-name="WW8Num1">
        <text:list-item>
          <text:h text:style-name="Heading_20_3" text:outline-level="3"><text:bookmark-start text:name="__RefHeading__28102_910506161"/><text:span text:style-name="T28">2.1</text:span> Clonar repo<text:span text:style-name="T37">sitorio de</text:span> GitHub<text:bookmark-end text:name="__RefHeading__28102_910506161"/></text:h>
        </text:list-item>
      </text:list>
      <text:p text:style-name="normal"><text:span text:style-name="T28">Desde la consola primero deberá </text:span>posicionarse en directorio <text:span text:style-name="T28">donde desea instalar la aplicación</text:span>, <text:span text:style-name="T37">por defecto el directorio</text:span> home, y luego <text:span text:style-name="T28">ingresar los siguientes comandos</text:span>:<text:tab/></text:p>
      <text:p text:style-name="normal"><text:span text:style-name="T28"><text:tab/></text:span><text:span text:style-name="T7">$</text:span><text:span text:style-name="T28"> </text:span>git clone https://github.com/matiasmasca/vox.git</text:p>
      <text:p text:style-name="normal"><text:tab/><text:span text:style-name="T28">#Clona el directorio remoto, copiando sus archivos a una carpeta llamada vox.</text:span></text:p>
      <text:p text:style-name="normal"><text:span text:style-name="T28"><text:tab/></text:span><text:span text:style-name="T7">$</text:span><text:span text:style-name="T28"> </text:span>cd vox</text:p>
      <text:p text:style-name="normal"><text:tab/><text:span text:style-name="T28"># Se posiciona dentro de la carpeta vox.</text:span><text:tab/></text:p>
      <text:list xml:id="list135701134582624" text:continue-numbering="true" text:style-name="WW8Num1">
        <text:list-item>
          <text:h text:style-name="Heading_20_3" text:outline-level="3"><text:bookmark-start text:name="__RefHeading__28104_910506161"/><text:soft-page-break/>2.2 Instala<text:span text:style-name="T37">r</text:span> las gemas en el servidor.<text:bookmark-end text:name="__RefHeading__28104_910506161"/></text:h>
        </text:list-item>
      </text:list>
      <text:p text:style-name="normal">Posicionados en la carpeta vox, se instalaran las gemas que utiliza la aplicación, disponibles en el archivo /gemfile, ingresando el siguiente comando:</text:p>
      <text:p text:style-name="P19"><text:span text:style-name="T28"><text:tab/></text:span><text:span text:style-name="T6">~/vox </text:span><text:span text:style-name="T7">$</text:span><text:span text:style-name="T28"> </text:span>bundle install --without production</text:p>
      <text:p text:style-name="normal"><text:tab/><text:span text:style-name="T28"># Esto Inicializa la versión local de la aplicación, controlando sus dependencias e instalando las que hagan falta {{ }}</text:span></text:p>
      <text:list xml:id="list135702085065082" text:continue-numbering="true" text:style-name="WW8Num1">
        <text:list-item>
          <text:h text:style-name="Heading_20_3" text:outline-level="3"><text:bookmark-start text:name="__RefHeading__28106_910506161"/><text:span text:style-name="T28">2.3</text:span> Configurar la base de datos.<text:bookmark-end text:name="__RefHeading__28106_910506161"/></text:h>
        </text:list-item>
      </text:list>
      <text:p text:style-name="P19"><text:span text:style-name="T28">Para instalar la base de datos que utiliza la aplicación se r</text:span>ealiza<text:span text:style-name="T28">n </text:span>las migraciones <text:span text:style-name="T28">(que crean el modelo físico)</text:span></text:p>
      <text:p text:style-name="P20">2.3.1 Con datos de prueba.</text:p>
      <text:p text:style-name="P19">, y luego <text:span text:style-name="T28">se</text:span> carga<text:span text:style-name="T28">n </text:span>los seeds <text:span text:style-name="T28">(datos estáticos)</text:span>. <text:span text:style-name="T28">Para ello ingresar el siguiente comando:</text:span></text:p>
      <text:p text:style-name="P19"><text:span text:style-name="T19"><text:tab/></text:span><text:span text:style-name="T16">~/vox </text:span><text:span text:style-name="T17">$</text:span><text:span text:style-name="T20"> r</text:span><text:span text:style-name="T19">ake db:setup</text:span></text:p>
      <text:p text:style-name="normal"><text:span text:style-name="T28">Luego para p</text:span>repara<text:span text:style-name="T28">r</text:span> la base de datos que se utiliza<text:span text:style-name="T28">n</text:span> las pruebas, <text:span text:style-name="T28">ingresar el siguiente comando:</text:span></text:p>
      <text:p text:style-name="P19"><text:tab/><text:span text:style-name="T6">~/vox </text:span><text:span text:style-name="T7">$</text:span><text:span text:style-name="T28"> </text:span>rake: db:test:prepare</text:p>
      <text:p text:style-name="P14"/>
      <text:p text:style-name="P20">2.3.2 Sin datos de prueba.</text:p>
      <text:p text:style-name="P22">2.3.2.1 Crear base de datos.</text:p>
      <text:p text:style-name="P14"><text:span text:style-name="T21">S</text:span><text:span text:style-name="T18">i no desea instalar los datos de prueba (seed), en lugar del comando db:setup ejecute:</text:span></text:p>
      <text:p text:style-name="P16"><text:span text:style-name="T18"><text:tab/></text:span><text:span text:style-name="T16">~/vox </text:span><text:span text:style-name="T15">$</text:span><text:span text:style-name="T18"> rake db:migrate</text:span></text:p>
      <text:p text:style-name="P7"><text:span text:style-name="T25">2.3.2.2</text:span> <text:span text:style-name="T26">Creación usuario Administrador.</text:span></text:p>
      <text:p text:style-name="P12">Deberá crear manualmente un usuario administrador en la base de datos. Para ello, <text:span text:style-name="T37">ejecute el comando:</text:span></text:p>
      <text:p text:style-name="P5"><text:tab/><text:span text:style-name="T23">~/vox $ rails c</text:span></text:p>
      <text:p text:style-name="P10"><text:s/><text:span text:style-name="T38">Al cambiar el cursor a: </text:span><text:span text:style-name="T12">&gt;</text:span><text:span text:style-name="T38"> , estará en la consola de Rails, allí i</text:span>ngrese <text:span text:style-name="T38">el siguiente comando</text:span>:</text:p>
      <text:p text:style-name="P6"><text:span text:style-name="T38"><text:tab/></text:span><text:span text:style-name="T12">1.9.3-p547 :001 &gt;</text:span><text:span text:style-name="T24"> </text:span><text:span text:style-name="T23">User.create(usuario: 'administrador', nombre: 'Administrador', apellido: 'Vox', email: 'admin@go.com', password: 'clave12345', password_confirmation: 'clave12345', tipo_usuario_id: '1')</text:span></text:p>
      <text:p text:style-name="P10"><text:span text:style-name="T38">P</text:span>resione <text:span text:style-name="T38">la tecla “</text:span>Enter”, <text:span text:style-name="T38">para crear el usuario</text:span> y luego <text:span text:style-name="T38">cuando el cursor vuelva a “&gt;”</text:span>:</text:p>
      <text:p text:style-name="P6"><text:tab/><text:span text:style-name="T12">1.9.3-p547 :002 &gt;</text:span> <text:span text:style-name="T23">exit</text:span></text:p>
      <text:p text:style-name="P11"/>
      <text:list xml:id="list135702713108358" text:continue-numbering="true" text:style-name="WW8Num1">
        <text:list-item>
          <text:h text:style-name="Heading_20_3" text:outline-level="3"><text:bookmark-start text:name="__RefHeading__28108_910506161"/><text:soft-page-break/>2.4 <text:span text:style-name="T22">Opcional</text:span>: Vincular con GitHub.<text:bookmark-end text:name="__RefHeading__28108_910506161"/></text:h>
        </text:list-item>
      </text:list>
      <text:p text:style-name="normal">Para poder obtener fácilmente la última versión de la aplicación, mediante un comando pull, se debe vincular la copia local con el repositorio remoto, ingresando los siguientes comandos:</text:p>
      <text:p text:style-name="P19"><text:tab/><text:span text:style-name="T6">~/vox </text:span><text:span text:style-name="T5">$</text:span> git remote add --track master upstream git://<text:span text:style-name="T34">github.com/matiasmasca/vox.git</text:span></text:p>
      <text:p text:style-name="P19"><text:tab/><text:span text:style-name="T6">~/vox </text:span><text:span text:style-name="T5">$ </text:span>git fetch upstream</text:p>
      <text:p text:style-name="P19"><text:tab/><text:span text:style-name="T6">~/vox </text:span><text:span text:style-name="T5">$ </text:span>git merge upstream/master</text:p>
      <text:p text:style-name="P3">2.4.2. Actualizar aplicación.</text:p>
      <text:p text:style-name="P38">Para descargar la última versión del repositorio, desde la consola ubicándose en la carpeta /vox y luego ejecute el comando:</text:p>
      <text:p text:style-name="P16"><text:tab/><text:span text:style-name="T6">~/vox </text:span><text:span text:style-name="T5">$</text:span> git pull</text:p>
      <text:list xml:id="list135701697187440" text:continue-numbering="true" text:style-name="WW8Num1">
        <text:list-item>
          <text:h text:style-name="Heading_20_2" text:outline-level="2"><text:bookmark-start text:name="__RefHeading__19251_910506161"/><text:span text:style-name="T29">3. </text:span>Ejecutar la aplicación.<text:bookmark-end text:name="__RefHeading__19251_910506161"/></text:h>
        </text:list-item>
      </text:list>
      <text:p text:style-name="normal">Posicionado en el directorio vox, para poder <text:span text:style-name="T39">iniciar</text:span> la aplicación localmente, debe ingresar el siguiente comando:</text:p>
      <text:p text:style-name="P19"><text:tab/><text:span text:style-name="T6">~/vox </text:span><text:span text:style-name="T7">$</text:span><text:span text:style-name="T28"> </text:span>rails s</text:p>
      <text:p text:style-name="normal"><text:tab/><text:span text:style-name="T29">o </text:span></text:p>
      <text:p text:style-name="P19"><text:tab/><text:span text:style-name="T6">~/vox </text:span><text:span text:style-name="T5">$</text:span> rails server</text:p>
      <text:p text:style-name="normal"><text:span text:style-name="T29">Luego podrá ingresar a la aplicación, abriendo un navegador web (se recomienda utilizar FireFox) y </text:span>luego ingresa<text:span text:style-name="T29">ndo </text:span>a la <text:span text:style-name="T35">dirección</text:span>: <text:a xlink:type="simple" xlink:href="http://0.0.0.0:3000/">http://0.0.0.0:3000/</text:a></text:p>
      <text:p text:style-name="P14">Se le mostrará la pantalla principal de la aplicación.</text:p>
      <text:list xml:id="list135701515286613" text:continue-numbering="true" text:style-name="WW8Num1">
        <text:list-item>
          <text:h text:style-name="Heading_20_3" text:outline-level="3"><text:bookmark-start text:name="__RefHeading__28089_910506161"/>3.1 Datos de prueba.<text:bookmark-end text:name="__RefHeading__28089_910506161"/></text:h>
        </text:list-item>
      </text:list>
      <text:p text:style-name="P18">Si creo los datos de pruebas al instalar la base de datos puede usar los siguientes datos para identificar en el sistema: </text:p>
      <text:p text:style-name="P17"># <text:span text:style-name="T11">Administrador</text:span>: usuario: donramon@chavo.mx; clave: clave12345</text:p>
      <text:p text:style-name="P17"># <text:span text:style-name="T11">Organizador</text:span>: usuario: unemail@go.com; clave: clave12345 </text:p>
      <text:p text:style-name="P17"># <text:span text:style-name="T11">Jurado</text:span>: </text:p>
      <text:p text:style-name="P17">Usuario: jurado1@go.com; clave: clave12345 </text:p>
      <text:p text:style-name="P17">Usuario: jurado2@go.com; clave: clave12345</text:p>
      <text:p text:style-name="P15">Usuario: jurado3@go.com; clave: clave12345</text:p>
      <text:p text:style-name="P18">Sino puede ir al paso 2.3 o abriendo una consola y ubicándose en /vox, ejecutar el comando, para cargar los datos de prueba:</text:p>
      <text:p text:style-name="P19"><text:span text:style-name="T36"><text:tab/></text:span><text:span text:style-name="T6">~/vox </text:span><text:span text:style-name="T8">$</text:span><text:span text:style-name="T36"> rake db:seed</text:span></text:p>
      <text:p text:style-name="P30"><text:soft-page-break/><text:span text:style-name="T36">3.2 </text:span>D<text:span text:style-name="T27">emostración en línea</text:span>.</text:p>
      <text:p text:style-name="P15"><text:span text:style-name="T36">Con los datos anteriores, puede </text:span>utilizar <text:span text:style-name="T27">la versión de demostración en línea de</text:span> la aplicación. <text:span text:style-name="T36">Para ello</text:span> de<text:span text:style-name="T27">be ingresar con un navegador web a</text:span> la dirección: <text:a xlink:type="simple" xlink:href="http://tfa-vox.herokuapp.com/"><text:span text:style-name="Internet_20_link">http://tfa-vox.herokuapp.com/</text:span></text:a><text:span text:style-name="Internet_20_link">.</text:span> </text:p>
      <text:list xml:id="list135702662025441" text:continue-numbering="true" text:style-name="WW8Num1">
        <text:list-item>
          <text:h text:style-name="Heading_20_2" text:outline-level="2"><text:bookmark-start text:name="__RefHeading__19253_910506161"/><text:span text:style-name="T29">4. </text:span>Ejecutar pruebas.<text:bookmark-end text:name="__RefHeading__19253_910506161"/></text:h>
        </text:list-item>
      </text:list>
      <text:p text:style-name="normal">Para ejecutar las pruebas realizadas con BDD, puede ingresar el siguiente comando:</text:p>
      <text:p text:style-name="P19"><text:tab/><text:span text:style-name="T6">~/vox </text:span><text:span text:style-name="T7">$</text:span><text:span text:style-name="T28"> </text:span>cucumber</text:p>
      <text:p text:style-name="normal">Para ejecutar las pruebas realizadas con TDD, puede ingresar el siguiente comando:</text:p>
      <text:p text:style-name="P19"><text:tab/><text:span text:style-name="T6">~/vox </text:span><text:span text:style-name="T7">$</text:span><text:span text:style-name="T28"> </text:span>rsp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6" draw:display-name="Fin de línea 6" svg:viewBox="0 0 1131 1580" svg:d="M1013 1491l118 89-567-1580-564 1580 114-85 136-68 148-46 161-17 161 13 153 46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WW8Num1" style:class="text" style:master-page-name="">
      <style:paragraph-properties fo:margin-top="0cm" fo:margin-bottom="0.21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 style:master-page-name="">
      <style:paragraph-properties fo:line-height="150%" style:page-number="auto"/>
      <style:text-properties style:font-name="Arial1" fo:font-family="Arial" style:font-style-name="Negrita" style:font-family-generic="swiss" fo:font-size="12pt" fo:font-weight="bold" style:font-name-asian="Droid Sans" style:font-family-asian="'Droid Sans'" style:font-pitch-asian="variable" style:font-size-asian="14pt" style:font-weight-asian="bold" style:font-name-complex="Lohit Hindi" style:font-family-complex="'Lohit Hindi'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fo:font-size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" style:family="paragraph" style:class="text" style:master-page-name="">
      <style:paragraph-properties fo:margin-top="0cm" fo:margin-bottom="0cm" style:contextual-spacing="false" fo:line-height="150%" fo:text-align="justify" style:justify-single-word="false" fo:orphans="0" fo:widows="0" fo:hyphenation-ladder-count="no-limit" style:page-number="auto" fo:background-color="transparent" style:shadow="none" style:writing-mode="lr-tb">
        <style:tab-stops/>
        <style:background-image/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WW8Num3" style:class="text" style:master-page-name="">
      <style:paragraph-properties fo:margin-top="0.212cm" fo:margin-bottom="0.212cm" style:contextual-spacing="false" fo:line-height="150%" style:page-number="auto" style:shadow="none"/>
      <style:text-properties fo:color="#000000" style:font-name="Arial2" fo:font-family="Arial" style:font-style-name="Normal" style:font-family-generic="swiss" fo:font-size="11pt" fo:font-weight="normal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line-height="150%" fo:orphans="0" fo:widows="0" fo:text-indent="0cm" style:auto-text-indent="false" style:page-number="auto" fo:background-color="transparent" style:shadow="none">
        <style:tab-stops>
          <style:tab-stop style:position="15cm" style:type="right" style:leader-style="dotted" style:leader-text="."/>
        </style:tab-stops>
        <style:background-image/>
      </style:paragraph-properties>
      <style:text-properties style:font-name="Arial2" fo:font-family="Arial" style:font-style-name="Normal" style:font-family-generic="swiss" fo:font-size="11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Figura" style:family="paragraph" style:parent-style-name="Caption">
      <style:text-properties style:font-name="Arial3" fo:font-family="Arial" style:font-style-name="Cursiva" style:font-family-generic="swiss" fo:font-size="11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fo:font-size="9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_20_negrita_20_2" style:display-name="Normal negrita 2" style:family="paragraph" style:next-style-name="normal" style:class="text" style:master-page-name="">
      <style:paragraph-properties fo:margin-top="0.199cm" fo:margin-bottom="0cm" style:contextual-spacing="false" fo:line-height="150%" style:page-number="auto"/>
      <style:text-properties style:font-name="Arial1" fo:font-family="Arial" style:font-style-name="Negrita" style:font-family-generic="swiss" fo:font-weight="bold" style:font-size-asian="10.5pt"/>
    </style:style>
    <style:style style:name="Normal_20_negrita" style:display-name="Normal negrita" style:family="paragraph" style:next-style-name="normal" style:class="text" style:master-page-name="">
      <style:paragraph-properties fo:margin-top="0.199cm" fo:margin-bottom="0cm" style:contextual-spacing="false" fo:line-height="150%" style:page-number="auto"/>
      <style:text-properties style:font-name="Arial1" fo:font-family="Arial" style:font-style-name="Negrita" style:font-family-generic="swiss" fo:font-weight="bold" style:font-size-asian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style:font-name-complex="Symbol2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1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4" fo:font-family="Arial" style:font-family-generic="swiss" fo:font-size="10pt" style:font-size-asian="10pt"/>
    </style:style>
    <style:style style:name="WW8Num6z0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OpenSymbol" style:font-family-complex="OpenSymbol, 'Arial Unicode MS'"/>
    </style:style>
    <style:style style:name="WW8Num8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OpenSymbol" style:font-family-complex="OpenSymbol, 'Arial Unicode MS'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1" style:font-family-complex="'Courier New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4" style:display-name="ListLabel 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Arial4" fo:font-family="Arial" style:font-family-generic="swiss" fo:font-size="11pt" style:font-size-asian="9.60000038146973pt" style:font-size-complex="11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12z0" style:family="text"/>
    <style:style style:name="WW8Num12z1" style:family="text"/>
    <style:style style:name="WW8Num12z2" style:family="text"/>
    <style:style style:name="WW8Num1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5z0" style:family="text">
      <style:text-properties style:font-name="Symbol2" fo:font-family="Symbol" style:font-family-generic="roman" style:font-pitch="variable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WW8Num4z1" style:num-prefix="Paso 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2z1" style:num-prefix=" Paso " style:num-suffix="." style:num-format="1" text:display-levels="2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WW8Num12z2" style:num-prefix=" " style:num-format="1" text:display-levels="3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2"/>
      </text:list-level-style-bullet>
      <text:list-level-style-bullet text:level="5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2"/>
      </text:list-level-style-bullet>
      <text:list-level-style-bullet text:level="6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2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2"/>
      </text:list-level-style-bullet>
      <text:list-level-style-bullet text:level="8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2"/>
      </text:list-level-style-bullet>
      <text:list-level-style-bullet text:level="9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Paso 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aso A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Paso 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  <style:text-properties style:font-name="Symbol2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style:font-name="Symbol2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  <style:text-properties style:font-name="Symbol2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es" fo:country="A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>
      <style:paragraph-properties fo:text-align="center"/>
    </style:style>
    <style:style style:name="MP3" style:family="paragraph" style:parent-style-name="Header">
      <style:text-properties fo:language="es" fo:country="AR" fo:font-style="italic" fo:font-weight="normal" officeooo:rsid="01e224b9" style:font-style-asian="italic" style:font-weight-asian="normal" style:font-style-complex="italic" style:font-weight-complex="normal"/>
    </style:style>
    <style:style style:name="MP4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MP5" style:family="paragraph" style:parent-style-name="Footer">
      <style:text-properties fo:language="es" fo:country="AR"/>
    </style:style>
    <style:style style:name="MT1" style:family="text">
      <style:text-properties fo:font-style="italic" fo:font-weight="normal" officeooo:rsid="06356ca5" fo:background-color="transparent" loext:char-shading-value="0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M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MT5" style:family="text">
      <style:text-properties fo:font-weight="bold"/>
    </style:style>
    <style:style style:name="M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58cm" fo:margin-bottom="2.547cm" fo:margin-left="2.499cm" fo:margin-right="2.499cm" fo:border="none" fo:padding="0cm" style:shadow="none" fo:background-color="transparent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6cm" fo:margin-left="0cm" fo:margin-right="0cm" fo:margin-bottom="1cm" style:dynamic-spacing="true"/>
      </style:header-style>
      <style:footer-style>
        <style:header-footer-properties svg:height="0.358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FA: </text:span><text:span text:style-name="MT2">D</text:span><text:span text:style-name="MT3">esarrollo de software multiplataforma utilizando </text:span><text:span text:style-name="MT2">BDD, TDD</text:span><text:span text:style-name="MT3"> </text:span><text:span text:style-name="MT4">e Integración Continua</text:span><draw:line text:anchor-type="char" draw:z-index="5" draw:style-name="Mgr1" draw:text-style-name="MP2" svg:x1="16.094cm" svg:y1="0.566cm" svg:x2="10.694cm" svg:y2="0.525cm"><text:p/></draw:line><draw:line text:anchor-type="char" draw:z-index="17" draw:style-name="Mgr2" draw:text-style-name="MP2" svg:x1="10.695cm" svg:y1="0.526cm" svg:x2="5.364cm" svg:y2="0.485cm"><text:p/></draw:line><draw:line text:anchor-type="char" draw:z-index="11" draw:style-name="Mgr3" draw:text-style-name="MP2" svg:x1="5.364cm" svg:y1="0.485cm" svg:x2="0.034cm" svg:y2="0.485cm"><text:p/></draw:line></text:p>
      </style:header>
      <style:header-first>
        <text:p text:style-name="MP3"/>
      </style:header-first>
      <style:footer>
        <text:p text:style-name="MP4"><draw:line text:anchor-type="char" draw:z-index="23" draw:style-name="Mgr4" draw:text-style-name="MP2" svg:x1="5.399cm" svg:y1="0.005cm" svg:x2="0.069cm" svg:y2="0.005cm"><text:p/></draw:line><draw:line text:anchor-type="char" draw:z-index="29" draw:style-name="Mgr5" draw:text-style-name="MP2" svg:x1="9.211cm" svg:y1="0.041cm" svg:x2="4.011cm" svg:y2="0cm"><text:p/></draw:line><draw:line text:anchor-type="char" draw:z-index="35" draw:style-name="Mgr6" draw:text-style-name="MP2" svg:x1="14.612cm" svg:y1="0.041cm" svg:x2="9.212cm" svg:y2="0cm"><text:p/></draw:line><text:span text:style-name="MT5"><text:page-number text:select-page="current">7</text:page-number></text:span><text:span text:style-name="MT5"> de </text:span><text:span text:style-name="MT5"><text:page-count>7</text:page-count></text:span></text:p>
      </style:footer>
      <style:footer-first>
        <text:p text:style-name="MP5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rátula</dc:title>
    <meta:initial-creator>f</meta:initial-creator>
    <meta:creation-date>2013-08-27T13:56:00</meta:creation-date>
    <dc:date>2014-12-10T13:57:00.711159144</dc:date>
    <meta:editing-cycles>1086</meta:editing-cycles>
    <meta:editing-duration>P11DT16H37M33S</meta:editing-duration>
    <meta:generator>LibreOffice/4.2.7.2$Linux_x86 LibreOffice_project/420m0$Build-2</meta:generator>
    <dc:creator>Matias Mascazzini</dc:creator>
    <meta:document-statistic meta:table-count="0" meta:image-count="0" meta:object-count="0" meta:page-count="7" meta:paragraph-count="136" meta:word-count="1214" meta:character-count="7882" meta:non-whitespace-character-count="6740"/>
  </office:meta>
</office:document-meta>
</file>